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6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co17" style:family="table-column">
      <style:table-column-properties fo:break-before="auto" style:column-width="76.39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72.54pt"/>
    </style:style>
    <style:style style:name="co20" style:family="table-column">
      <style:table-column-properties fo:break-before="auto" style:column-width="85.66pt"/>
    </style:style>
    <style:style style:name="co21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ce59" style:family="table-cell" style:parent-style-name="Default">
      <style:table-cell-properties fo:background-color="#ccffff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NS&quot;;&quot;IW&quot;;&quot;IT&quot;;&quot;CO&quot;)" table:allow-empty-cell="false" table:display-list="unsorted" table:base-cell-address="'Product Backlog'.C34">
          <table:error-message table:message-type="stop" table:display="true"/>
        </table:content-validation>
      </table:content-validations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3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 office:value-type="string" calcext:value-type="string">
            <text:p>Robbie Robots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office:value-type="float" office:value="1001179884" calcext:value-type="float">
            <text:p>1001179884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office:value-type="string" calcext:value-type="string">
            <text:p>Nicholas Reimherr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office:value-type="string" calcext:value-type="string">
            <text:p>NRR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office:value-type="float" office:value="1001179884" calcext:value-type="float">
            <text:p>1001179884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31" calcext:value-type="float">
            <text:p>31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23" calcext:value-type="float">
            <text:p>23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10" office:value-type="float" office:value="10" calcext:value-type="float">
            <text:p>10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22" calcext:value-type="float">
            <text:p>2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1" calcext:value-type="float">
            <text:p>11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rity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reate_Parts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office:annotation draw:style-name="gr2" draw:text-style-name="P3" svg:width="82.18pt" svg:height="50.49pt" svg:x="216.4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CO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Create_Models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Browse_Models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Add_Customer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dd_Salesman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reate_Orders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Data_Persistence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GUI_Menu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GUI_Create_Parts</text:p>
          </table:table-cell>
          <table:table-cell table:style-name="ce12" office:value-type="float" office:value="9" calcext:value-type="float">
            <text:p>9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GUI_Create_Models</text:p>
          </table:table-cell>
          <table:table-cell table:style-name="ce12" office:value-type="float" office:value="10" calcext:value-type="float">
            <text:p>10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GUI_Catalog</text:p>
          </table:table-cell>
          <table:table-cell table:style-name="ce12" office:value-type="float" office:value="11" calcext:value-type="float">
            <text:p>11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6" calcext:value-type="float">
            <text:p>6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GUI_Orders</text:p>
          </table:table-cell>
          <table:table-cell table:style-name="ce12" office:value-type="float" office:value="12" calcext:value-type="float">
            <text:p>12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GUI_Manage_order</text:p>
          </table:table-cell>
          <table:table-cell table:style-name="ce12" office:value-type="float" office:value="13" calcext:value-type="float">
            <text:p>13</text:p>
          </table:table-cell>
          <table:table-cell table:style-name="ce16" table:content-validation-name="val1" office:value-type="string" calcext:value-type="string">
            <text:p>IW</text:p>
          </table:table-cell>
          <table:table-cell table:style-name="ce4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GUI_Customer</text:p>
          </table:table-cell>
          <table:table-cell table:style-name="ce12" office:value-type="float" office:value="14" calcext:value-type="float">
            <text:p>14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GUI_Associate</text:p>
          </table:table-cell>
          <table:table-cell table:style-name="ce12" office:value-type="float" office:value="15" calcext:value-type="float">
            <text:p>15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17" calcext:value-type="float">
            <text:p>1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18" calcext:value-type="float">
            <text:p>1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01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01 Backlog'.B6:'Sprint 01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3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string" calcext:value-type="string">
            <text:p>3 / 2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string" calcext:value-type="string">
            <text:p>3 / 28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 office:value-type="string" calcext:value-type="string">
            <text:p>TBD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20" calcext:value-type="float">
            <text:p>2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20" calcext:value-type="float">
            <text:p>2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20" calcext:value-type="float">
            <text:p>2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office:value-type="float" office:value="18" calcext:value-type="float">
            <text:p>18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18" calcext:value-type="float">
            <text:p>18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18" calcext:value-type="float">
            <text:p>18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office:value-type="float" office:value="10" calcext:value-type="float">
            <text:p>1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_part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reate UML Use case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ate_part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reate UML Class Diagram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ay be updated as needed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ate_parts</text:p>
          </table:table-cell>
          <table:table-cell office:value-type="string" calcext:value-type="string">
            <text:p>Robot_part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reated Robot_parts class and protected variable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eeds constructor still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ate_parts</text:p>
          </table:table-cell>
          <table:table-cell office:value-type="string" calcext:value-type="string">
            <text:p>Robot_part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ed that the Robot_parts class is working as intended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ate_parts</text:p>
          </table:table-cell>
          <table:table-cell office:value-type="string" calcext:value-type="string">
            <text:p>Robot_part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reate the constructor for creating a Robot par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ate_part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reate Arm Class with private variable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ate_part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ed arm clas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ate_part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 constructor to Arm class to create an arm par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ate_par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reate Head class with private variables onl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_par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Head Clas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eate_par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 the constructor for creating a Head par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eate_parts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reate torso class with private variable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9" office:value-type="string" calcext:value-type="string">
            <text:p>Create_parts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Torso clas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eate_parts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 constructor to Torso class to create a torso par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eate_parts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reate Battery Class with constructo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eate_parts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battery clas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eate_parts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reate Battery Class with a constructo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eate_parts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Motor Clas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eate_parts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reate main method to test adding creating a par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o menu necessary at this point in development process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eate_parts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ability to create a new par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</table:table>
      <table:table table:name="Sprint 02 Backlog" table:style-name="ta1">
        <table:shapes>
          <draw:frame draw:z-index="0" draw:style-name="gr1" draw:text-style-name="P1" svg:width="295.37pt" svg:height="146.07pt" svg:x="321.76pt" svg:y="18.09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4" table:default-cell-style-name="ce54"/>
        <table:table-column table:style-name="co17" table:default-cell-style-name="ce54"/>
        <table:table-column table:style-name="co13" table:number-columns-repeated="2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string" calcext:value-type="string">
            <text:p>3 / 28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string" calcext:value-type="string">
            <text:p>4 / 04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 office:value-type="string" calcext:value-type="string">
            <text:p>TBD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16" calcext:value-type="float">
            <text:p>16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16" calcext:value-type="float">
            <text:p>16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16" calcext:value-type="float">
            <text:p>16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-2" office:value-type="float" office:value="14" calcext:value-type="float">
            <text:p>14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-2" office:value-type="float" office:value="12" calcext:value-type="float">
            <text:p>12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12" calcext:value-type="float">
            <text:p>12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-6" office:value-type="float" office:value="6" calcext:value-type="float">
            <text:p>6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_model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heck and maintain UML Use case diagram for update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one necessary during this spri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ate_model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Update UML Class diagram with necessary changes.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ay be updated as need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ate_models</text:p>
          </table:table-cell>
          <table:table-cell office:value-type="string" calcext:value-type="string">
            <text:p>Robot_model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reated Robot_models class with variables and method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eeds constructor sti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ate_model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ed that the Robot_models class is working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ate_model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Update Menu to include parts, models, browsing and quitting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ate_model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that the menu is working as intended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ate_model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Ported the functionality of creating parts to the menu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ate_model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ability to create a new part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ate_models</text:p>
          </table:table-cell>
          <table:table-cell office:value-type="string" calcext:value-type="string">
            <text:p>Robot_model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Begin adding ability to create a robot model to the menu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_models</text:p>
          </table:table-cell>
          <table:table-cell office:value-type="string" calcext:value-type="string">
            <text:p>Robot_model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the ability to create a new model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eate_models</text:p>
          </table:table-cell>
          <table:table-cell office:value-type="string" calcext:value-type="string">
            <text:p>Robot_model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 vectors to store the model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eate_models</text:p>
          </table:table-cell>
          <table:table-cell office:value-type="string" calcext:value-type="string">
            <text:p>Robot_model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vector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owse_models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 the Browse model option to menu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owse_models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browse option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owse_models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reate loop to display all models.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owse_models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browsing feature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print 03 Backlog" table:style-name="ta1">
        <table:shapes>
          <draw:frame draw:z-index="0" draw:style-name="gr1" draw:text-style-name="P1" svg:width="295.37pt" svg:height="146.07pt" svg:x="321.76pt" svg:y="18.09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4" table:default-cell-style-name="ce54"/>
        <table:table-column table:style-name="co18" table:default-cell-style-name="ce54"/>
        <table:table-column table:style-name="co19" table:default-cell-style-name="ce54"/>
        <table:table-column table:style-name="co1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3" calcext:value-type="float">
            <text:p>3</text:p>
          </table:table-cell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string" calcext:value-type="string">
            <text:p>4 / 04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string" calcext:value-type="string">
            <text:p>4 / 11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 office:value-type="string" calcext:value-type="string">
            <text:p>TBD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18" calcext:value-type="float">
            <text:p>18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18" calcext:value-type="float">
            <text:p>18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18" calcext:value-type="float">
            <text:p>18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-2" office:value-type="float" office:value="16" calcext:value-type="float">
            <text:p>16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-2" office:value-type="float" office:value="14" calcext:value-type="float">
            <text:p>14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14" calcext:value-type="float">
            <text:p>14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-6" office:value-type="float" office:value="8" calcext:value-type="float">
            <text:p>8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heck and maintain UML Use case diagram for update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dded additional methods and field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Update UML Class diagram with necessary changes.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ay be updated as need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_customer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reated Customer class and populated field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_customer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implementation of Customer in view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_salesman</text:p>
          </table:table-cell>
          <table:table-cell office:value-type="string" calcext:value-type="string">
            <text:p>Salesma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 Sales_associate class with methods and field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d_salesman</text:p>
          </table:table-cell>
          <table:table-cell office:value-type="string" calcext:value-type="string">
            <text:p>Salesma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implementation of the Sales_associate clas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ate_orders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Declared the Orders class and method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ate_orders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ed the Orders clas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ate_orders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Defined Orders class and implemented creation into the view.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_orders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ability to create an order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a_persistenc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 save method to each of the 5 part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ata.tx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ta_persistenc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reated parts to test save functionality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a_persistenc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 save method to Customer and Sales_associate classe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ata.tx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ta_persistenc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ed ability to save customer and employee data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_persistenc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ed ability to load the saved parts from the save locati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eeded ignore() to clear some newlines in the buff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a_persistenc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ed the ability to load saved part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ta_persistenc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ed ability to load saved customers and salesman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ta_persistenc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ed ability to load customer and employee data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print 04 Backlog" table:style-name="ta1">
        <table:shapes>
          <draw:frame draw:z-index="0" draw:style-name="gr1" draw:text-style-name="P1" svg:width="295.37pt" svg:height="146.07pt" svg:x="321.76pt" svg:y="18.09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4" table:default-cell-style-name="ce54"/>
        <table:table-column table:style-name="co20" table:default-cell-style-name="ce54"/>
        <table:table-column table:style-name="co19" table:default-cell-style-name="ce54"/>
        <table:table-column table:style-name="co1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4" calcext:value-type="float">
            <text:p>4</text:p>
          </table:table-cell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string" calcext:value-type="string">
            <text:p>4 / 11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string" calcext:value-type="string">
            <text:p>4 / 18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 office:value-type="string" calcext:value-type="string">
            <text:p>TBD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14" calcext:value-type="float">
            <text:p>14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12" calcext:value-type="float">
            <text:p>12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2" calcext:value-type="float">
            <text:p>12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office:value-type="float" office:value="12" calcext:value-type="float">
            <text:p>12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-2" office:value-type="float" office:value="10" calcext:value-type="float">
            <text:p>10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office:value-type="float" office:value="8" calcext:value-type="float">
            <text:p>8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-2" office:value-type="float" office:value="6" calcext:value-type="float">
            <text:p>6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heck and maintain UML Use case diagram for update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dded additional methods and field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Update UML Class diagram with necessary changes.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ay be updated as need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I_Menu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reate a basic window to navigate RR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asic menu with menu bar currently being us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UI_Menu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the menu window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I_Create_Par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 a window to create Head part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enu for these can be improv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UI_Create_Par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ability to create Head part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I_Create_Par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 a window to create Torso part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I_Create_Par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ability to create a torso part in gui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_Create_Par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 a window to create Battery part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I_Create_Par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ability to create batterie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I_Create_Par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 a window to create Motor part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I_Create_Par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ability to create motor part in GUI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I_Create_Par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 a window to create Arm part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I_Create_Par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ability to create an arm part in gui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print 05 Backlog" table:style-name="ta1">
        <table:shapes>
          <draw:frame draw:z-index="0" draw:style-name="gr1" draw:text-style-name="P1" svg:width="295.37pt" svg:height="146.07pt" svg:x="321.76pt" svg:y="18.09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4" table:default-cell-style-name="ce54"/>
        <table:table-column table:style-name="co21" table:default-cell-style-name="ce54"/>
        <table:table-column table:style-name="co19" table:default-cell-style-name="ce54"/>
        <table:table-column table:style-name="co1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5" calcext:value-type="float">
            <text:p>5</text:p>
          </table:table-cell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string" calcext:value-type="string">
            <text:p>4 / 18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string" calcext:value-type="string">
            <text:p>4 / 25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 office:value-type="string" calcext:value-type="string">
            <text:p>TBD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10" calcext:value-type="float">
            <text:p>10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-0" office:value-type="float" office:value="10" calcext:value-type="float">
            <text:p>10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-2" office:value-type="float" office:value="8" calcext:value-type="float">
            <text:p>8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-1" office:value-type="float" office:value="7" calcext:value-type="float">
            <text:p>7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-2" office:value-type="float" office:value="5" calcext:value-type="float">
            <text:p>5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-1" office:value-type="float" office:value="4" calcext:value-type="float">
            <text:p>4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-2" office:value-type="float" office:value="2" calcext:value-type="float">
            <text:p>2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heck and maintain UML Use case diagram for update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dded additional methods and field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Update UML Class diagram with necessary changes.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ay be updated as need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I_Create_Model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reate a menubar entry for defining a model and listing model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UI_Create_Model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menu bar entry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I_Create_Model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reate a window when clicking the menubar button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UI_Create_Model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the window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I_Create_Model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 fields to the window and callback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I_Create_Model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field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_Create_Model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 the model created by the GUI to the list of model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I_Create_Model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the ability to add a new model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I_Create_Model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 ability to list defined models in the menubar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print 06 Backlog" table:style-name="ta1">
        <table:shapes>
          <draw:frame draw:z-index="0" draw:style-name="gr1" draw:text-style-name="P1" svg:width="295.37pt" svg:height="146.07pt" svg:x="321.76pt" svg:y="18.09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4" table:default-cell-style-name="ce54"/>
        <table:table-column table:style-name="co21" table:default-cell-style-name="ce54"/>
        <table:table-column table:style-name="co19" table:default-cell-style-name="ce54"/>
        <table:table-column table:style-name="co1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6" calcext:value-type="float">
            <text:p>6</text:p>
          </table:table-cell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string" calcext:value-type="string">
            <text:p>4 / 25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string" calcext:value-type="string">
            <text:p>5 / 1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 office:value-type="string" calcext:value-type="string">
            <text:p>TBD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14" calcext:value-type="float">
            <text:p>14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-0" office:value-type="float" office:value="14" calcext:value-type="float">
            <text:p>14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-0" office:value-type="float" office:value="14" calcext:value-type="float">
            <text:p>14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-0" office:value-type="float" office:value="14" calcext:value-type="float">
            <text:p>14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-4" office:value-type="float" office:value="10" calcext:value-type="float">
            <text:p>10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-3" office:value-type="float" office:value="7" calcext:value-type="float">
            <text:p>7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-4" office:value-type="float" office:value="3" calcext:value-type="float">
            <text:p>3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heck and maintain UML Use case diagram for update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dded additional methods and field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Update UML Class diagram with necessary changes.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ay be updated as need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I_Brows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reate a menubar entry for browsing a catalog of model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UI_Brows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menu bar entry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I_Brows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Create a window when clicking the browse button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UI_Brows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the window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I_Brows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Extend Data Persistence to models defined by GUI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I_Brows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Persistence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_Brows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Load the models when starting up the program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I_Brows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that data is loading properly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I_Order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 a window with fields to create an order in GUI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I_Order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ability to create order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I_Customer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 window to add new customers to the system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I_Customer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adding customer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UI_Associat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Add ability to add new sales associates to the system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I_Associat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Test ability to add associates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22:52:37.277105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5-01T23:25:18.105048340</dc:date>
    <meta:editing-duration>PT19H35M49S</meta:editing-duration>
    <meta:editing-cycles>89</meta:editing-cycles>
    <meta:generator>LibreOffice/5.1.6.2$Linux_X86_64 LibreOffice_project/10m0$Build-2</meta:generator>
    <meta:document-statistic meta:table-count="7" meta:cell-count="135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3:'Product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3:'Product Backlog'.B28" loext:label-string="i" chart:class="chart:line">
            <chart:data-point chart:repeated="6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3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01 Backlog'.B6:'Sprint 01 Backlog'.B13" svg:x="1.219cm" svg:y="1.121cm" svg:width="8.994cm" svg:height="2.949cm">
          <chartooo:coordinate-region svg:x="1.84cm" svg:y="1.32cm" svg:width="8.279cm" svg:height="2.103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'Sprint 01 Backlog'.B6:'Sprint 01 Backlog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Sprint 01 Backlog'.B6:'Sprint 01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" xlink:type="simple" chart:class="chart:line" chart:style-name="ch1">
        <chart:title svg:x="3.407cm" svg:y="0.239cm" chart:style-name="ch2">
          <text:p>Sprint Burn Chart</text:p>
        </chart:title>
        <chart:plot-area chart:style-name="ch3" chart:data-source-has-labels="both" svg:x="1.219cm" svg:y="1.121cm" svg:width="8.994cm" svg:height="2.949cm">
          <chartooo:coordinate-region svg:x="1.84cm" svg:y="1.32cm" svg:width="8.279cm" svg:height="2.103cm"/>
          <chart:axis chart:dimension="x" chart:name="primary-x" chart:style-name="ch4" chartooo:axis-type="text">
            <chart:title svg:x="5.262cm" svg:y="4.173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" xlink:type="simple" chart:class="chart:line" chart:style-name="ch1">
        <chart:title svg:x="3.407cm" svg:y="0.239cm" chart:style-name="ch2">
          <text:p>Sprint Burn Chart</text:p>
        </chart:title>
        <chart:plot-area chart:style-name="ch3" chart:data-source-has-labels="both" svg:x="1.219cm" svg:y="1.121cm" svg:width="8.994cm" svg:height="2.949cm">
          <chartooo:coordinate-region svg:x="1.84cm" svg:y="1.32cm" svg:width="8.279cm" svg:height="2.103cm"/>
          <chart:axis chart:dimension="x" chart:name="primary-x" chart:style-name="ch4" chartooo:axis-type="text">
            <chart:title svg:x="5.262cm" svg:y="4.173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" xlink:type="simple" chart:class="chart:line" chart:style-name="ch1">
        <chart:title svg:x="3.407cm" svg:y="0.239cm" chart:style-name="ch2">
          <text:p>Sprint Burn Chart</text:p>
        </chart:title>
        <chart:plot-area chart:style-name="ch3" chart:data-source-has-labels="both" svg:x="1.219cm" svg:y="1.121cm" svg:width="8.994cm" svg:height="2.949cm">
          <chartooo:coordinate-region svg:x="1.84cm" svg:y="1.32cm" svg:width="8.279cm" svg:height="2.103cm"/>
          <chart:axis chart:dimension="x" chart:name="primary-x" chart:style-name="ch4" chartooo:axis-type="text">
            <chart:title svg:x="5.262cm" svg:y="4.173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" xlink:type="simple" chart:class="chart:line" chart:style-name="ch1">
        <chart:title svg:x="3.407cm" svg:y="0.239cm" chart:style-name="ch2">
          <text:p>Sprint Burn Chart</text:p>
        </chart:title>
        <chart:plot-area chart:style-name="ch3" chart:data-source-has-labels="both" svg:x="1.219cm" svg:y="1.121cm" svg:width="8.994cm" svg:height="2.949cm">
          <chartooo:coordinate-region svg:x="1.84cm" svg:y="1.32cm" svg:width="8.279cm" svg:height="2.103cm"/>
          <chart:axis chart:dimension="x" chart:name="primary-x" chart:style-name="ch4" chartooo:axis-type="text">
            <chart:title svg:x="5.262cm" svg:y="4.173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" xlink:type="simple" chart:class="chart:line" chart:style-name="ch1">
        <chart:title svg:x="3.407cm" svg:y="0.239cm" chart:style-name="ch2">
          <text:p>Sprint Burn Chart</text:p>
        </chart:title>
        <chart:plot-area chart:style-name="ch3" chart:data-source-has-labels="both" svg:x="1.219cm" svg:y="1.121cm" svg:width="8.994cm" svg:height="2.949cm">
          <chartooo:coordinate-region svg:x="1.84cm" svg:y="1.32cm" svg:width="8.279cm" svg:height="2.103cm"/>
          <chart:axis chart:dimension="x" chart:name="primary-x" chart:style-name="ch4" chartooo:axis-type="text">
            <chart:title svg:x="5.262cm" svg:y="4.173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